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 style:list-style-name="L1">
      <style:text-properties officeooo:rsid="00138c00" officeooo:paragraph-rsid="00138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2527899483519437393" text:style-name="L1">
        <text:list-item>
          <text:p text:style-name="P2">temas, como dinero, ayuda a los pobres, perdón, etcétera.</text:p>
        </text:list-item>
        <text:list-item>
          <text:p text:style-name="P2">las divisiones clásicas internas a los capítulos de los evangelios</text:p>
        </text:list-item>
        <text:list-item>
          <text:p text:style-name="P2">actos básicos</text:p>
        </text:list-item>
        <text:list-item>
          <text:p text:style-name="P2">referencias a otros pasajes de la Biblia</text:p>
        </text:list-item>
        <text:list-item>
          <text:p text:style-name="P2">todas las referencias que alguna Biblia señala entre pasajes</text:p>
        </text:list-item>
        <text:list-item>
          <text:p text:style-name="P2">el paralelismo entre bloques de los evangelios</text:p>
        </text:list-item>
        <text:list-item>
          <text:p text:style-name="P2">el paso del tiempo</text:p>
        </text:list-item>
        <text:list-item>
          <text:p text:style-name="P2">acciones aspectos básicos de personajes, como si habla con Dios, si muere, si está embarazado, etcétera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1-06T17:59:20.840621647</dc:date>
    <meta:editing-duration>PT11M18S</meta:editing-duration>
    <meta:editing-cycles>1</meta:editing-cycles>
    <meta:document-statistic meta:table-count="0" meta:image-count="0" meta:object-count="0" meta:page-count="1" meta:paragraph-count="11" meta:word-count="78" meta:character-count="451" meta:non-whitespace-character-count="392"/>
    <meta:generator>LibreOffice/4.2.8.2$Linux_X86_64 LibreOffice_project/420m0$Build-2</meta:generator>
  </office:meta>
</office:document-meta>
</file>